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2" style:family="table">
      <style:table-properties style:width="16.999cm" style:rel-width="100%" table:align="left" fo:keep-with-next="always"/>
    </style:style>
    <style:style style:name="Tabelle2.A" style:family="table-column">
      <style:table-column-properties style:column-width="15.104cm" style:rel-column-width="8563*"/>
    </style:style>
    <style:style style:name="Tabelle2.B" style:family="table-column">
      <style:table-column-properties style:column-width="1.894cm" style:rel-column-width="1074*"/>
    </style:style>
    <style:style style:name="Tabelle3" style:family="table">
      <style:table-properties style:width="16.999cm" style:rel-width="100%" table:align="left" fo:keep-with-next="always"/>
    </style:style>
    <style:style style:name="Tabelle3.A" style:family="table-column">
      <style:table-column-properties style:column-width="15.104cm" style:rel-column-width="8563*"/>
    </style:style>
    <style:style style:name="Tabelle3.B" style:family="table-column">
      <style:table-column-properties style:column-width="1.894cm" style:rel-column-width="1074*"/>
    </style:style>
    <style:style style:name="Tabelle4" style:family="table">
      <style:table-properties style:width="16.999cm" style:rel-width="100%" table:align="left" fo:keep-with-next="always"/>
    </style:style>
    <style:style style:name="Tabelle4.A" style:family="table-column">
      <style:table-column-properties style:column-width="15.104cm" style:rel-column-width="8563*"/>
    </style:style>
    <style:style style:name="Tabelle4.B" style:family="table-column">
      <style:table-column-properties style:column-width="1.894cm" style:rel-column-width="1074*"/>
    </style:style>
    <style:style style:name="Tabelle5" style:family="table">
      <style:table-properties style:width="16.999cm" style:rel-width="100%" table:align="left" fo:keep-with-next="always"/>
    </style:style>
    <style:style style:name="Tabelle5.A" style:family="table-column">
      <style:table-column-properties style:column-width="15.104cm" style:rel-column-width="8563*"/>
    </style:style>
    <style:style style:name="Tabelle5.B" style:family="table-column">
      <style:table-column-properties style:column-width="1.894cm" style:rel-column-width="1074*"/>
    </style:style>
    <style:style style:name="P1" style:family="paragraph" style:parent-style-name="Footer">
      <style:text-properties officeooo:rsid="0040aa87" officeooo:paragraph-rsid="0040aa87"/>
    </style:style>
    <style:style style:name="P2" style:family="paragraph" style:parent-style-name="Kurszeile">
      <style:text-properties officeooo:paragraph-rsid="0072cda0"/>
    </style:style>
    <style:style style:name="P3" style:family="paragraph" style:parent-style-name="Standard">
      <style:text-properties officeooo:paragraph-rsid="0075efa9"/>
    </style:style>
    <style:style style:name="P4" style:family="paragraph" style:parent-style-name="Achtung">
      <style:text-properties officeooo:paragraph-rsid="00773d47"/>
    </style:style>
    <style:style style:name="T1" style:family="text">
      <style:text-properties officeooo:rsid="0075efa9"/>
    </style:style>
    <style:style style:name="T2" style:family="text">
      <style:text-properties officeooo:rsid="00773d4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-start text:name="__DdeLink__2522_1319104196"/><text:bookmark-start text:name="__DdeLink__132546_1029396122"/><text:span text:style-name="SmalltalkLiteral"><text:span text:style-name="T1">me report drawSchoolLogo</text:span></text:span><text:bookmark-end text:name="__DdeLink__2522_1319104196"/><text:bookmark-end text:name="__DdeLink__132546_1029396122"/></text:p>
          </table:table-cell>
          <table:table-cell table:style-name="Tabelle1.B1" office:value-type="string">
            <text:p text:style-name="Semester"><text:bookmark-start text:name="__DdeLink__3910_1490808776"/><text:span text:style-name="SmalltalkValue">me@#periodShort</text:span><text:bookmark-end text:name="__DdeLink__3910_1490808776"/></text:p>
          </table:table-cell>
        </table:table-row>
      </table:table>
      <text:h text:style-name="Heading_20_1" text:outline-level="1">Freifachkurse im <text:bookmark-start text:name="__DdeLink__800_1490808776"/><text:span text:style-name="SmalltalkValue">me@#period</text:span><text:bookmark-end text:name="__DdeLink__800_1490808776"/></text:h>
      <text:h text:style-name="Heading_20_2" text:outline-level="2"><text:bookmark-start text:name="__DdeLink__1303_1490808776"/>Sprachen</text:h>
      <text:p text:style-name="P4"><text:bookmark-start text:name="__DdeLink__2345_852102175"/><text:span text:style-name="SmalltalkValue"><text:span text:style-name="T2">me gVar: #freifachAngebot:sprachkurseHinweis or: 'Bitte beachten Sie, dass für alle Sprachkurse Zeit für Hausaufgaben einberechnet werden muss.'</text:span></text:span><text:bookmark-end text:name="__DdeLink__2345_852102175"/></text:p>
      <text:p text:style-name="SmalltalkCode"><text:bookmark-start text:name="__DdeLink__1292_1490808776"/><text:bookmark-start text:name="__DdeLink__1332_1490808776"/><text:bookmark-start text:name="__DdeLink__790_1490808776"/>me at: #sprachKurse do: [:course |<text:bookmark-end text:name="__DdeLink__1292_1490808776"/><text:bookmark-end text:name="__DdeLink__1332_1490808776"/><text:bookmark-end text:name="__DdeLink__790_1490808776"/><text:bookmark-start text:name="__DdeLink__44985_833909799"/><text:bookmark-start text:name="__DdeLink__45022_833909799"/></text:p>
      <table:table table:name="Tabelle2" table:style-name="Tabelle2">
        <table:table-column table:style-name="Tabelle2.A"/>
        <table:table-column table:style-name="Tabelle2.B"/>
        <table:table-row>
          <table:table-cell office:value-type="string">
            <text:p text:style-name="Kurszeile"><text:bookmark-start text:name="__DdeLink__59341_833909799"/><text:bookmark-start text:name="__DdeLink__59333_833909799"/><text:bookmark-start text:name="__DdeLink__59325_833909799"/><text:bookmark-start text:name="__DdeLink__58777_833909799"/><text:span text:style-name="SmalltalkValue">course@#subject</text:span><text:bookmark-start text:name="__DdeLink__57281_833909799"/><text:span text:style-name="SmalltalkCode">course@#title ifNotBlank: [:t |</text:span><text:bookmark-end text:name="__DdeLink__57281_833909799"/><text:bookmark-start text:name="__DdeLink__54344_833909799"/>    <text:bookmark-end text:name="__DdeLink__54344_833909799"/><text:span text:style-name="SmalltalkValue">t</text:span><text:span text:style-name="SmalltalkCode">]</text:span> <text:bookmark-start text:name="__DdeLink__54346_833909799"/>   <text:bookmark-end text:name="__DdeLink__54346_833909799"/><text:span text:style-name="SmalltalkValue">course@#classes</text:span><text:bookmark-end text:name="__DdeLink__59341_833909799"/><text:bookmark-end text:name="__DdeLink__59333_833909799"/><text:bookmark-end text:name="__DdeLink__59325_833909799"/><text:bookmark-end text:name="__DdeLink__58777_833909799"/></text:p>
          </table:table-cell>
          <table:table-cell office:value-type="string">
            <text:p text:style-name="KurszeileABCLabel"><text:bookmark-start text:name="__DdeLink__36155_833909799"/><text:span text:style-name="SmalltalkValue">course@#typeLabel</text:span><text:bookmark-end text:name="__DdeLink__36155_833909799"/></text:p>
          </table:table-cell>
        </table:table-row>
      </table:table>
      <text:p text:style-name="Kursbeschrieb"><text:bookmark-start text:name="__DdeLink__3044_833909799"/><text:bookmark-start text:name="__DdeLink__20679_1490808776"/><text:bookmark-start text:name="__DdeLink__20674_1490808776"/><text:bookmark-start text:name="__DdeLink__794_1490808776"/><text:bookmark-start text:name="__DdeLink__804_1490808776"/><text:span text:style-name="SmalltalkValue">course@#description</text:span><text:bookmark-end text:name="__DdeLink__20679_1490808776"/><text:bookmark-end text:name="__DdeLink__20674_1490808776"/><text:bookmark-end text:name="__DdeLink__794_1490808776"/><text:bookmark-end text:name="__DdeLink__804_1490808776"/></text:p>
      <text:p text:style-name="SmalltalkCode"><text:bookmark-start text:name="__DdeLink__11564_833909799"/><text:bookmark-start text:name="__DdeLink__3066_833909799"/>course at: #infos ifNotBlank: [:ai |<text:bookmark-end text:name="__DdeLink__11564_833909799"/><text:bookmark-end text:name="__DdeLink__3066_833909799"/></text:p>
      <text:p text:style-name="KursInfos"><text:bookmark-start text:name="__DdeLink__13198_833909799"/><text:bookmark-start text:name="__DdeLink__3054_833909799"/><text:bookmark-start text:name="__DdeLink__3064_833909799"/><text:span text:style-name="SmalltalkValue">ai</text:span><text:bookmark-end text:name="__DdeLink__13198_833909799"/><text:bookmark-end text:name="__DdeLink__3054_833909799"/><text:bookmark-end text:name="__DdeLink__3064_833909799"/></text:p>
      <text:p text:style-name="SmalltalkCode"><text:bookmark-start text:name="__DdeLink__3076_833909799"/>]<text:bookmark-end text:name="__DdeLink__3076_833909799"/></text:p>
      <text:p text:style-name="KursInfos"><text:bookmark-end text:name="__DdeLink__3044_833909799"/>Lektionen: <text:bookmark-start text:name="__DdeLink__3036_833909799"/><text:span text:style-name="SmalltalkValue">course@#lektionen</text:span><text:bookmark-end text:name="__DdeLink__3036_833909799"/>    Leitung: <text:bookmark-start text:name="__DdeLink__3034_833909799"/><text:bookmark-start text:name="__DdeLink__20676_1490808776"/><text:bookmark-start text:name="__DdeLink__3038_833909799"/><text:span text:style-name="SmalltalkValue">course@#teacher</text:span><text:bookmark-end text:name="__DdeLink__3034_833909799"/><text:bookmark-end text:name="__DdeLink__20676_1490808776"/><text:bookmark-end text:name="__DdeLink__3038_833909799"/></text:p>
      <text:p text:style-name="SmalltalkCode"><text:bookmark-start text:name="__DdeLink__1340_1490808776"/><text:bookmark-end text:name="__DdeLink__44985_833909799"/><text:bookmark-start text:name="__DdeLink__798_1490808776"/>]<text:bookmark-end text:name="__DdeLink__1340_1490808776"/><text:bookmark-end text:name="__DdeLink__798_1490808776"/><text:bookmark-end text:name="__DdeLink__45022_833909799"/></text:p>
      <text:h text:style-name="Heading_20_2" text:outline-level="2">Musische Fächer</text:h>
      <text:p text:style-name="SmalltalkCode"><text:bookmark-start text:name="__DdeLink__1292_14908087761"/><text:bookmark-start text:name="__DdeLink__790_14908087761"/><text:bookmark-start text:name="__DdeLink__1334_1490808776"/>me at: #musischeKurse do: [:course |<text:bookmark-end text:name="__DdeLink__1292_14908087761"/><text:bookmark-end text:name="__DdeLink__790_14908087761"/><text:bookmark-end text:name="__DdeLink__1334_1490808776"/><text:bookmark-start text:name="__DdeLink__44985_8339097991"/></text:p>
      <table:table table:name="Tabelle3" table:style-name="Tabelle3">
        <table:table-column table:style-name="Tabelle3.A"/>
        <table:table-column table:style-name="Tabelle3.B"/>
        <table:table-row>
          <table:table-cell office:value-type="string">
            <text:p text:style-name="P2"><text:bookmark-start text:name="__DdeLink__59349_833909799"/><text:span text:style-name="SmalltalkValue">course@#subject</text:span><text:bookmark-start text:name="__DdeLink__57281_8339097995"/><text:span text:style-name="SmalltalkCode">course@#title ifNotBlank: [:t |</text:span><text:bookmark-end text:name="__DdeLink__57281_8339097995"/><text:bookmark-start text:name="__DdeLink__54344_8339097995"/>    <text:bookmark-end text:name="__DdeLink__54344_8339097995"/><text:span text:style-name="SmalltalkValue">t</text:span><text:span text:style-name="SmalltalkCode">]</text:span> <text:bookmark-start text:name="__DdeLink__54346_8339097995"/>   <text:bookmark-end text:name="__DdeLink__54346_8339097995"/><text:span text:style-name="SmalltalkValue">course@#classes</text:span><text:bookmark-end text:name="__DdeLink__59349_833909799"/></text:p>
          </table:table-cell>
          <table:table-cell office:value-type="string">
            <text:p text:style-name="KurszeileABCLabel"><text:bookmark-start text:name="__DdeLink__36155_8339097992"/><text:span text:style-name="SmalltalkValue">course@#typeLabel</text:span><text:bookmark-end text:name="__DdeLink__36155_8339097992"/></text:p>
          </table:table-cell>
        </table:table-row>
      </table:table>
      <text:p text:style-name="Kursbeschrieb"><text:bookmark-start text:name="__DdeLink__804_14908087764"/><text:bookmark-start text:name="__DdeLink__3044_8339097994"/><text:bookmark-start text:name="__DdeLink__20679_14908087764"/><text:bookmark-start text:name="__DdeLink__20674_14908087764"/><text:bookmark-start text:name="__DdeLink__794_14908087764"/><text:span text:style-name="SmalltalkValue">course@#description</text:span><text:bookmark-end text:name="__DdeLink__804_14908087764"/><text:bookmark-end text:name="__DdeLink__20679_14908087764"/><text:bookmark-end text:name="__DdeLink__20674_14908087764"/><text:bookmark-end text:name="__DdeLink__794_14908087764"/></text:p>
      <text:p text:style-name="SmalltalkCode"><text:bookmark-start text:name="__DdeLink__3066_8339097994"/><text:bookmark-start text:name="__DdeLink__11564_8339097994"/>course at: #infos ifNotBlank: [:ai |<text:bookmark-end text:name="__DdeLink__3066_8339097994"/><text:bookmark-end text:name="__DdeLink__11564_8339097994"/></text:p>
      <text:p text:style-name="KursInfos"><text:bookmark-start text:name="__DdeLink__3064_8339097994"/><text:bookmark-start text:name="__DdeLink__13198_8339097994"/><text:bookmark-start text:name="__DdeLink__3054_8339097994"/><text:span text:style-name="SmalltalkValue">ai</text:span><text:bookmark-end text:name="__DdeLink__3064_8339097994"/><text:bookmark-end text:name="__DdeLink__13198_8339097994"/><text:bookmark-end text:name="__DdeLink__3054_8339097994"/></text:p>
      <text:p text:style-name="SmalltalkCode"><text:bookmark-start text:name="__DdeLink__3076_8339097994"/>]<text:bookmark-end text:name="__DdeLink__3076_8339097994"/></text:p>
      <text:p text:style-name="KursInfos"><text:bookmark-end text:name="__DdeLink__3044_8339097994"/>Lektionen: <text:bookmark-start text:name="__DdeLink__3036_8339097994"/><text:span text:style-name="SmalltalkValue">course@#lektionen</text:span><text:bookmark-end text:name="__DdeLink__3036_8339097994"/>    Leitung: <text:bookmark-start text:name="__DdeLink__3038_8339097994"/><text:bookmark-start text:name="__DdeLink__20676_14908087764"/><text:bookmark-start text:name="__DdeLink__3034_8339097994"/><text:span text:style-name="SmalltalkValue">course@#teacher</text:span><text:bookmark-end text:name="__DdeLink__3038_8339097994"/><text:bookmark-end text:name="__DdeLink__20676_14908087764"/><text:bookmark-end text:name="__DdeLink__3034_8339097994"/></text:p>
      <text:p text:style-name="SmalltalkCode"><text:bookmark-end text:name="__DdeLink__44985_8339097991"/><text:bookmark-start text:name="__DdeLink__1340_14908087761"/><text:bookmark-start text:name="__DdeLink__798_14908087761"/>]<text:bookmark-end text:name="__DdeLink__1340_14908087761"/><text:bookmark-end text:name="__DdeLink__798_14908087761"/></text:p>
      <text:h text:style-name="Heading_20_2" text:outline-level="2">Allgemeinbildung</text:h>
      <text:p text:style-name="SmalltalkCode"><text:bookmark-start text:name="__DdeLink__1292_14908087762"/><text:bookmark-start text:name="__DdeLink__790_14908087762"/><text:bookmark-start text:name="__DdeLink__1336_1490808776"/>me at: #allgemeineKurse do: [:course |<text:bookmark-end text:name="__DdeLink__1292_14908087762"/><text:bookmark-end text:name="__DdeLink__790_14908087762"/><text:bookmark-end text:name="__DdeLink__1336_1490808776"/><text:bookmark-start text:name="__DdeLink__44985_8339097992"/></text:p>
      <table:table table:name="Tabelle4" table:style-name="Tabelle4">
        <table:table-column table:style-name="Tabelle4.A"/>
        <table:table-column table:style-name="Tabelle4.B"/>
        <table:table-row>
          <table:table-cell office:value-type="string">
            <text:p text:style-name="P2"><text:span text:style-name="SmalltalkValue">course@#subject</text:span><text:bookmark-start text:name="__DdeLink__57281_83390979951"/><text:span text:style-name="SmalltalkCode">course@#title ifNotBlank: [:t |</text:span><text:bookmark-end text:name="__DdeLink__57281_83390979951"/><text:bookmark-start text:name="__DdeLink__54344_83390979951"/>    <text:bookmark-end text:name="__DdeLink__54344_83390979951"/><text:span text:style-name="SmalltalkValue">t</text:span><text:span text:style-name="SmalltalkCode">]</text:span> <text:bookmark-start text:name="__DdeLink__54346_83390979951"/>   <text:bookmark-end text:name="__DdeLink__54346_83390979951"/><text:span text:style-name="SmalltalkValue">course@#classes</text:span></text:p>
          </table:table-cell>
          <table:table-cell office:value-type="string">
            <text:p text:style-name="KurszeileABCLabel"><text:bookmark-start text:name="__DdeLink__36155_8339097993"/><text:span text:style-name="SmalltalkValue">course@#typeLabel</text:span><text:bookmark-end text:name="__DdeLink__36155_8339097993"/></text:p>
          </table:table-cell>
        </table:table-row>
      </table:table>
      <text:p text:style-name="Kursbeschrieb"><text:bookmark-start text:name="__DdeLink__804_14908087765"/><text:bookmark-start text:name="__DdeLink__3044_8339097995"/><text:bookmark-start text:name="__DdeLink__20679_14908087765"/><text:bookmark-start text:name="__DdeLink__20674_14908087765"/><text:bookmark-start text:name="__DdeLink__794_14908087765"/><text:span text:style-name="SmalltalkValue">course@#description</text:span><text:bookmark-end text:name="__DdeLink__804_14908087765"/><text:bookmark-end text:name="__DdeLink__20679_14908087765"/><text:bookmark-end text:name="__DdeLink__20674_14908087765"/><text:bookmark-end text:name="__DdeLink__794_14908087765"/></text:p>
      <text:p text:style-name="SmalltalkCode"><text:bookmark-start text:name="__DdeLink__3066_8339097995"/><text:bookmark-start text:name="__DdeLink__11564_8339097995"/>course at: #infos ifNotBlank: [:ai |<text:bookmark-end text:name="__DdeLink__3066_8339097995"/><text:bookmark-end text:name="__DdeLink__11564_8339097995"/></text:p>
      <text:p text:style-name="KursInfos"><text:bookmark-start text:name="__DdeLink__3064_8339097995"/><text:bookmark-start text:name="__DdeLink__13198_8339097995"/><text:bookmark-start text:name="__DdeLink__3054_8339097995"/><text:span text:style-name="SmalltalkValue">ai</text:span><text:bookmark-end text:name="__DdeLink__3064_8339097995"/><text:bookmark-end text:name="__DdeLink__13198_8339097995"/><text:bookmark-end text:name="__DdeLink__3054_8339097995"/></text:p>
      <text:p text:style-name="SmalltalkCode"><text:bookmark-start text:name="__DdeLink__3076_8339097995"/>]<text:bookmark-end text:name="__DdeLink__3076_8339097995"/></text:p>
      <text:p text:style-name="KursInfos"><text:bookmark-end text:name="__DdeLink__3044_8339097995"/>Lektionen: <text:bookmark-start text:name="__DdeLink__3036_8339097995"/><text:span text:style-name="SmalltalkValue">course@#lektionen</text:span><text:bookmark-end text:name="__DdeLink__3036_8339097995"/>    Leitung: <text:bookmark-start text:name="__DdeLink__3038_8339097995"/><text:bookmark-start text:name="__DdeLink__20676_14908087765"/><text:bookmark-start text:name="__DdeLink__3034_8339097995"/><text:span text:style-name="SmalltalkValue">course@#teacher</text:span><text:bookmark-end text:name="__DdeLink__3038_8339097995"/><text:bookmark-end text:name="__DdeLink__20676_14908087765"/><text:bookmark-end text:name="__DdeLink__3034_8339097995"/></text:p>
      <text:p text:style-name="SmalltalkCode"><text:bookmark-end text:name="__DdeLink__44985_8339097992"/><text:bookmark-start text:name="__DdeLink__1340_14908087762"/><text:bookmark-start text:name="__DdeLink__798_14908087762"/>]<text:bookmark-end text:name="__DdeLink__1340_14908087762"/><text:bookmark-end text:name="__DdeLink__798_14908087762"/></text:p>
      <text:h text:style-name="Heading_20_2" text:outline-level="2">Sport</text:h>
      <text:p text:style-name="SmalltalkCode"><text:bookmark-start text:name="__DdeLink__1292_14908087763"/><text:bookmark-start text:name="__DdeLink__790_14908087763"/><text:bookmark-start text:name="__DdeLink__1338_1490808776"/>me at: #sportKurse do: [:course |<text:bookmark-end text:name="__DdeLink__1292_14908087763"/><text:bookmark-end text:name="__DdeLink__790_14908087763"/><text:bookmark-end text:name="__DdeLink__1338_1490808776"/><text:bookmark-start text:name="__DdeLink__44985_8339097993"/></text:p>
      <table:table table:name="Tabelle5" table:style-name="Tabelle5">
        <table:table-column table:style-name="Tabelle5.A"/>
        <table:table-column table:style-name="Tabelle5.B"/>
        <table:table-row>
          <table:table-cell office:value-type="string">
            <text:p text:style-name="Kurszeile"><text:span text:style-name="SmalltalkValue">course@#subject</text:span><text:bookmark-start text:name="__DdeLink__57281_8339097993"/><text:span text:style-name="SmalltalkCode">course@#title ifNotBlank: [:t |</text:span><text:bookmark-end text:name="__DdeLink__57281_8339097993"/><text:bookmark-start text:name="__DdeLink__54344_8339097993"/>    <text:bookmark-end text:name="__DdeLink__54344_8339097993"/><text:span text:style-name="SmalltalkValue">t</text:span><text:span text:style-name="SmalltalkCode">]</text:span> <text:bookmark-start text:name="__DdeLink__54346_8339097993"/>   <text:bookmark-end text:name="__DdeLink__54346_8339097993"/><text:span text:style-name="SmalltalkValue">course@#classes</text:span></text:p>
          </table:table-cell>
          <table:table-cell office:value-type="string">
            <text:p text:style-name="KurszeileABCLabel"><text:bookmark-start text:name="__DdeLink__36155_8339097994"/><text:span text:style-name="SmalltalkValue">course@#typeLabel</text:span><text:bookmark-end text:name="__DdeLink__36155_8339097994"/></text:p>
          </table:table-cell>
        </table:table-row>
      </table:table>
      <text:p text:style-name="Kursbeschrieb"><text:bookmark-start text:name="__DdeLink__804_14908087766"/><text:bookmark-start text:name="__DdeLink__3044_8339097996"/><text:bookmark-start text:name="__DdeLink__20679_14908087766"/><text:bookmark-start text:name="__DdeLink__20674_14908087766"/><text:bookmark-start text:name="__DdeLink__794_14908087766"/><text:span text:style-name="SmalltalkValue">course@#description</text:span><text:bookmark-end text:name="__DdeLink__804_14908087766"/><text:bookmark-end text:name="__DdeLink__20679_14908087766"/><text:bookmark-end text:name="__DdeLink__20674_14908087766"/><text:bookmark-end text:name="__DdeLink__794_14908087766"/></text:p>
      <text:p text:style-name="SmalltalkCode"><text:bookmark-start text:name="__DdeLink__3066_8339097996"/><text:bookmark-start text:name="__DdeLink__11564_8339097996"/>course at: #infos ifNotBlank: [:ai |<text:bookmark-end text:name="__DdeLink__3066_8339097996"/><text:bookmark-end text:name="__DdeLink__11564_8339097996"/></text:p>
      <text:p text:style-name="KursInfos"><text:bookmark-start text:name="__DdeLink__3064_8339097996"/><text:bookmark-start text:name="__DdeLink__13198_8339097996"/><text:bookmark-start text:name="__DdeLink__3054_8339097996"/><text:span text:style-name="SmalltalkValue">ai</text:span><text:bookmark-end text:name="__DdeLink__3064_8339097996"/><text:bookmark-end text:name="__DdeLink__13198_8339097996"/><text:bookmark-end text:name="__DdeLink__3054_8339097996"/></text:p>
      <text:p text:style-name="SmalltalkCode"><text:bookmark-start text:name="__DdeLink__3076_8339097996"/>]<text:bookmark-end text:name="__DdeLink__3076_8339097996"/></text:p>
      <text:p text:style-name="KursInfos"><text:bookmark-end text:name="__DdeLink__3044_8339097996"/>Lektionen: <text:bookmark-start text:name="__DdeLink__3036_8339097996"/><text:span text:style-name="SmalltalkValue">course@#lektionen</text:span><text:bookmark-end text:name="__DdeLink__3036_8339097996"/>    Leitung: <text:bookmark-start text:name="__DdeLink__3038_8339097996"/><text:bookmark-start text:name="__DdeLink__20676_14908087766"/><text:bookmark-start text:name="__DdeLink__3034_8339097996"/><text:span text:style-name="SmalltalkValue">course@#teacher</text:span><text:bookmark-end text:name="__DdeLink__3038_8339097996"/><text:bookmark-end text:name="__DdeLink__20676_14908087766"/><text:bookmark-end text:name="__DdeLink__3034_8339097996"/></text:p>
      <text:p text:style-name="SmalltalkCode"><text:bookmark-end text:name="__DdeLink__44985_8339097993"/><text:bookmark-start text:name="__DdeLink__1340_14908087763"/><text:bookmark-start text:name="__DdeLink__798_14908087763"/>]<text:bookmark-end text:name="__DdeLink__1340_14908087763"/><text:bookmark-end text:name="__DdeLink__798_14908087763"/></text:p>
      <text:p text:style-name="Standard"><text:bookmark-end text:name="__DdeLink__1303_14908087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9pt" fo:language="zxx" fo:country="non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6cm" fo:margin-bottom="0.21cm" loext:contextual-spacing="false" fo:text-align="start" style:justify-single-word="false" style:page-number="auto" fo:background-color="transparent"/>
      <style:text-properties fo:font-size="16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Unbenannt1" style:family="paragraph" style:parent-style-name="Table_20_Heading"/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cm" fo:margin-bottom="0.21cm" loext:contextual-spacing="false" fo:text-indent="0cm" style:auto-text-indent="false" fo:padding="0.049cm" fo:border-left="none" fo:border-right="none" fo:border-top="none" fo:border-bottom="0.26pt solid #000000" style:shadow="none"/>
      <style:text-properties fo:font-size="12pt" fo:font-weight="bold" style:font-size-asian="115%" style:font-weight-asian="bold" style:font-size-complex="115%" style:font-weight-complex="bold"/>
    </style:style>
    <style:style style:name="Kurszeile" style:family="paragraph" style:parent-style-name="Text_20_body" style:master-page-name="">
      <loext:graphic-properties draw:fill="none" draw:fill-color="#99ccff"/>
      <style:paragraph-properties fo:margin-left="0cm" fo:margin-right="0cm" fo:margin-top="0.4cm" fo:margin-bottom="0cm" loext:contextual-spacing="false" fo:text-indent="0cm" style:auto-text-indent="false" style:page-number="auto" fo:background-color="transparent" fo:keep-with-next="always">
        <style:tab-stops/>
      </style:paragraph-properties>
      <style:text-properties fo:font-weight="bold" style:font-weight-asian="normal" style:font-weight-complex="normal"/>
    </style:style>
    <style:style style:name="Achtung" style:family="paragraph" style:parent-style-name="Text_20_body">
      <style:paragraph-properties fo:margin-top="0.199cm" fo:margin-bottom="0.199cm" loext:contextual-spacing="false" style:shadow="none"/>
      <style:text-properties fo:font-size="10pt" fo:font-weight="bold" style:font-weight-asian="normal" style:font-weight-complex="normal"/>
    </style:style>
    <style:style style:name="Semester" style:family="paragraph" style:parent-style-name="Table_20_Contents">
      <style:paragraph-properties fo:text-align="end" style:justify-single-word="false"/>
      <style:text-properties style:font-weight-asian="normal" style:font-weight-complex="normal"/>
    </style:style>
    <style:style style:name="Kursbeschrieb" style:family="paragraph" style:parent-style-name="Text_20_body" style:master-page-name="">
      <loext:graphic-properties draw:fill="none" draw:fill-color="#99ccff"/>
      <style:paragraph-properties fo:margin-left="0cm" fo:margin-right="1.499cm" fo:margin-top="0cm" fo:margin-bottom="0cm" loext:contextual-spacing="false" fo:keep-together="always" fo:text-indent="0cm" style:auto-text-indent="false" style:page-number="auto" fo:background-color="transparent" fo:keep-with-next="always"/>
      <style:text-properties style:font-weight-asian="normal" style:font-weight-complex="normal"/>
    </style:style>
    <style:style style:name="KursInfos" style:family="paragraph" style:parent-style-name="Kursbeschrieb" style:master-page-name="">
      <style:paragraph-properties fo:margin-top="0cm" fo:margin-bottom="0cm" loext:contextual-spacing="false" style:page-number="auto" fo:keep-with-next="auto"/>
    </style:style>
    <style:style style:name="KurszeileABCLabel" style:family="paragraph" style:parent-style-name="Kurszeile" style:master-page-name="">
      <style:paragraph-properties fo:text-align="end" style:justify-single-word="false" style:page-number="auto"/>
      <style:text-properties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font-name="Arial2" fo:font-family="Arial" style:font-style-name="Regular" style:font-family-generic="swiss" style:font-pitch="variable" fo:font-size="4pt" fo:language="zxx" fo:country="none" style:text-underline-style="dotted" style:text-underline-width="auto" style:text-underline-color="font-color" fo:font-weight="bold" officeooo:rsid="0046b317" fo:background-color="#99ccff" style:font-weight-asian="normal" style:font-weight-complex="normal"/>
    </style:style>
    <style:style style:name="SmalltalkCode" style:family="text">
      <style:text-properties fo:font-size="9pt" fo:background-color="#ffcc99" style:font-weight-asian="normal" style:font-weight-complex="normal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aa87" officeooo:paragraph-rsid="0040aa87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MacOSX_X86_64 LibreOffice_project/0312e1a284a7d50ca85a365c316c7abbf20a4d22</meta:generator>
    <meta:initial-creator>david</meta:initial-creator>
    <meta:creation-date>2007-06-15T00:05:44</meta:creation-date>
    <dc:date>2017-11-03T13:50:46.718982000</dc:date>
    <dc:language>en-AU</dc:language>
    <meta:editing-cycles>124</meta:editing-cycles>
    <meta:editing-duration>P1DT18H55M20S</meta:editing-duration>
    <dc:creator>Andreas Brodbeck</dc:creator>
    <meta:document-statistic meta:table-count="5" meta:image-count="0" meta:object-count="0" meta:page-count="1" meta:paragraph-count="45" meta:word-count="138" meta:character-count="1210" meta:non-whitespace-character-count="1079"/>
    <meta:user-defined meta:name="Info 1"/>
    <meta:user-defined meta:name="Info 2"/>
    <meta:user-defined meta:name="Info 3"/>
    <meta:user-defined meta:name="Info 4"/>
  </office:meta>
</office:document-meta>
</file>